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rriweather" svg:font-family="Merriweather"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erriweather1" svg:font-family="Merriweather"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8.2in" fo:margin-left="0in" fo:margin-top="0in" fo:margin-bottom="0in" table:align="left"/>
    </style:style>
    <style:style style:name="Table1.A" style:family="table-column">
      <style:table-column-properties style:column-width="5.1993in"/>
    </style:style>
    <style:style style:name="Table1.B" style:family="table-column">
      <style:table-column-properties style:column-width="3in"/>
    </style:style>
    <style:style style:name="Table1.1" style:family="table-row">
      <style:table-row-properties style:min-row-height="0.8472in" fo:keep-together="auto"/>
    </style:style>
    <style:style style:name="Table1.A1" style:family="table-cell">
      <style:table-cell-properties style:vertical-align="" fo:padding="0in" fo:border="none"/>
    </style:style>
    <style:style style:name="Table1.B1" style:family="table-cell">
      <style:table-cell-properties style:vertical-align="" fo:padding="0.1in" fo:border="none"/>
    </style:style>
    <style:style style:name="Table1.2" style:family="table-row">
      <style:table-row-properties style:min-row-height="8.1667in" fo:keep-together="auto"/>
    </style:style>
    <style:style style:name="P1" style:family="paragraph" style:parent-style-name="Standard">
      <style:paragraph-properties fo:line-height="100%"/>
    </style:style>
    <style:style style:name="P2" style:family="paragraph" style:parent-style-name="Standard">
      <style:paragraph-properties fo:margin-left="0.25in" fo:margin-right="0.2083in" fo:margin-top="0in" fo:margin-bottom="0in" loext:contextual-spacing="false" fo:line-height="115%" fo:text-indent="0in" style:auto-text-indent="false"/>
    </style:style>
    <style:style style:name="P3" style:family="paragraph" style:parent-style-name="Standard">
      <style:paragraph-properties fo:margin-left="0.25in" fo:margin-right="-0.1665in" fo:margin-top="0in" fo:margin-bottom="0in" loext:contextual-spacing="false" fo:line-height="115%" fo:text-indent="0in" style:auto-text-indent="false"/>
    </style:style>
    <style:style style:name="P4" style:family="paragraph" style:parent-style-name="Standard">
      <style:paragraph-properties fo:margin-left="0.25in" fo:margin-right="-0.1665in" fo:margin-top="0in" fo:margin-bottom="0in" loext:contextual-spacing="false" fo:line-height="115%" fo:text-indent="0in" style:auto-text-indent="false" fo:padding="0in" fo:border="none"/>
      <style:text-properties fo:color="#000000" style:font-name="Open Sans" style:font-name-asian="Open Sans1" style:font-name-complex="Open Sans1"/>
    </style:style>
    <style:style style:name="P5" style:family="paragraph" style:parent-style-name="Standard">
      <style:paragraph-properties fo:margin-top="0in" fo:margin-bottom="0in" loext:contextual-spacing="false" fo:line-height="100%"/>
    </style:style>
    <style:style style:name="P6" style:family="paragraph" style:parent-style-name="Standard">
      <style:paragraph-properties fo:margin-left="0in" fo:margin-right="0in" fo:margin-top="0.0693in" fo:margin-bottom="0.0693in" loext:contextual-spacing="false" fo:line-height="100%" fo:orphans="2" fo:widows="2" fo:text-indent="0in" style:auto-text-indent="false"/>
    </style:style>
    <style:style style:name="P7" style:family="paragraph" style:parent-style-name="Standard">
      <style:paragraph-properties fo:margin-left="0.25in" fo:margin-right="0.2291in" fo:text-indent="0in" style:auto-text-indent="false"/>
    </style:style>
    <style:style style:name="P8" style:family="paragraph" style:parent-style-name="Standard">
      <style:paragraph-properties fo:margin-left="0.25in" fo:margin-right="0.2291in" fo:margin-top="0in" fo:margin-bottom="0in" loext:contextual-spacing="false" fo:line-height="100%" fo:orphans="2" fo:widows="2" fo:text-indent="0in" style:auto-text-indent="false"/>
    </style:style>
    <style:style style:name="P9" style:family="paragraph" style:parent-style-name="Standard" style:list-style-name="WWNum1">
      <style:paragraph-properties fo:margin-left="0.25in" fo:margin-right="0.2291in" fo:margin-top="0in" fo:margin-bottom="0in" loext:contextual-spacing="false" fo:line-height="100%" fo:orphans="2" fo:widows="2" fo:text-indent="0in" style:auto-text-indent="false"/>
    </style:style>
    <style:style style:name="P10" style:family="paragraph" style:parent-style-name="Standard">
      <style:paragraph-properties fo:margin-left="0.25in" fo:margin-right="0.2291in" fo:margin-top="0.222in" fo:margin-bottom="0in" loext:contextual-spacing="false" fo:line-height="100%" fo:text-indent="0in" style:auto-text-indent="false"/>
      <style:text-properties fo:color="#000000" fo:font-weight="bold" style:font-weight-asian="bold"/>
    </style:style>
    <style:style style:name="P11" style:family="paragraph" style:parent-style-name="Standard">
      <style:paragraph-properties fo:margin-top="0.0693in" fo:margin-bottom="0in" loext:contextual-spacing="false" fo:line-height="115%" fo:padding="0in" fo:border="none"/>
    </style:style>
    <style:style style:name="P12" style:family="paragraph" style:parent-style-name="Standard" style:master-page-name="Standard">
      <style:paragraph-properties fo:line-height="100%" style:page-number="1" fo:padding="0in" fo:border="none"/>
      <style:text-properties fo:font-size="6pt" style:font-size-asian="6pt" style:font-size-complex="6pt"/>
    </style:style>
    <style:style style:name="P13" style:family="paragraph" style:parent-style-name="Heading_20_2">
      <style:paragraph-properties fo:margin-left="0.25in" fo:margin-right="0.2291in" fo:text-indent="0in" style:auto-text-indent="false"/>
    </style:style>
    <style:style style:name="P14" style:family="paragraph" style:parent-style-name="Heading_20_3">
      <style:paragraph-properties fo:margin-left="0in" fo:margin-right="0in" fo:orphans="2" fo:widows="2" fo:text-indent="0in" style:auto-text-indent="false"/>
    </style:style>
    <style:style style:name="P15" style:family="paragraph" style:parent-style-name="Subtitle">
      <style:paragraph-properties fo:line-height="100%" fo:padding="0in" fo:border="none"/>
      <style:text-properties style:font-name="Merriweather" fo:font-size="11pt" fo:font-weight="bold" style:font-name-asian="Merriweather1" style:font-size-asian="11pt" style:font-weight-asian="bold" style:font-name-complex="Merriweather1" style:font-size-complex="11pt"/>
    </style:style>
    <style:style style:name="P16" style:family="paragraph" style:parent-style-name="Subtitle">
      <style:paragraph-properties fo:line-height="100%" fo:padding="0in" fo:border="none"/>
    </style:style>
    <style:style style:name="T1" style:family="text">
      <style:text-properties fo:color="#000000" fo:font-size="36pt" fo:font-weight="bold" style:font-size-asian="36pt" style:font-weight-asian="bold" style:font-size-complex="36pt"/>
    </style:style>
    <style:style style:name="T2" style:family="text">
      <style:text-properties fo:color="#000000" style:font-name="Open Sans" style:font-name-asian="Open Sans1" style:font-name-complex="Open Sans1"/>
    </style:style>
    <style:style style:name="T3" style:family="text">
      <style:text-properties fo:color="#000000" fo:font-weight="bold" style:font-weight-asian="bold"/>
    </style:style>
    <style:style style:name="T4" style:family="text">
      <style:text-properties style:font-name="Merriweather" fo:font-size="11pt" fo:font-weight="bold" style:font-name-asian="Merriweather1" style:font-size-asian="11pt" style:font-weight-asian="bold" style:font-name-complex="Merriweather1" style:font-size-complex="11pt"/>
    </style:style>
    <style:style style:name="T5" style:family="text">
      <style:text-properties fo:color="#1155cc" style:font-name="Open Sans" style:text-underline-style="solid" style:text-underline-width="auto" style:text-underline-color="font-color" style:font-name-asian="Open Sans1" style:font-name-complex="Open Sans1"/>
    </style:style>
    <style:style style:name="T6" style:family="text">
      <style:text-properties fo:color="#1155cc" fo:font-style="italic" style:text-underline-style="solid" style:text-underline-width="auto" style:text-underline-color="font-color" fo:font-weight="normal" style:font-style-asian="italic" style:font-weight-asian="normal"/>
    </style:style>
    <style:style style:name="T7" style:family="text">
      <style:text-properties fo:color="#1155cc" style:text-underline-style="solid" style:text-underline-width="auto" style:text-underline-color="font-color"/>
    </style:style>
    <style:style style:name="T8" style:family="text">
      <style:text-properties fo:color="#2079c7" style:font-name="Open Sans" fo:font-weight="bold" style:font-name-asian="Open Sans1" style:font-weight-asian="bold" style:font-name-complex="Open Sans1"/>
    </style:style>
    <style:style style:name="T9" style:family="text">
      <style:text-properties fo:color="#2079c7" style:font-name="Open Sans" fo:font-size="9pt" style:font-name-asian="Open Sans1" style:font-size-asian="9pt" style:font-name-complex="Open Sans1" style:font-size-complex="9pt"/>
    </style:style>
    <style:style style:name="T10" style:family="text">
      <style:text-properties fo:font-weight="normal" style:font-weight-asian="normal"/>
    </style:style>
    <style:style style:name="T11" style:family="text">
      <style:text-properties fo:font-style="italic" fo:font-weight="normal" style:font-style-asian="italic" style:font-weight-asian="normal"/>
    </style:style>
    <style:style style:name="T12" style:family="text">
      <style:text-properties fo:color="#222222" fo:font-weight="normal" style:font-weight-asian="normal" fo:background-color="#ffffff"/>
    </style:style>
    <style:style style:name="T13" style:family="text">
      <style:text-properties fo:font-weight="bold" style:font-weight-asian="bold"/>
    </style:style>
    <style:style style:name="T14" style:family="text">
      <style:text-properties fo:color="#666666" fo:font-size="9pt" style:font-size-asian="9pt" style:font-size-complex="9pt"/>
    </style:style>
    <style:style style:name="T15" style:family="text">
      <style:text-properties fo:color="#666666" fo:font-size="9pt" fo:font-weight="normal" style:font-size-asian="9pt" style:font-weight-asian="normal" style:font-size-complex="9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able:table table:name="Table1" table:style-name="Table1">
        <table:table-column table:style-name="Table1.A"/>
        <table:table-column table:style-name="Table1.B"/>
        <table:table-row table:style-name="Table1.1">
          <table:table-cell table:style-name="Table1.A1" office:value-type="string">
            <text:p text:style-name="P1"><text:span text:style-name="T1"><text:s/>ALAN TRIACCA</text:span></text:p>
            <text:p text:style-name="P15"><text:bookmark text:name="_ymi089liagec"/></text:p>
            <text:p text:style-name="P16"><text:bookmark text:name="_l1d9wiumpgya"/><text:span text:style-name="T4"><text:s text:c="3"/>JavaScript Web Developer (MERN Stack)</text:span></text:p>
          </table:table-cell>
          <table:table-cell table:style-name="Table1.B1" office:value-type="string">
            <text:p text:style-name="P2"><text:span text:style-name="T2">Greater Salt Lake City, Utah</text:span></text:p>
            <text:p text:style-name="P2"><text:span text:style-name="T2">408-656-8146, </text:span><text:a xlink:type="simple" xlink:href="mailto:atriacca@yahoo.com" text:style-name="ListLabel_20_10" text:visited-style-name="ListLabel_20_10"><text:span text:style-name="T5">atriacca@yahoo.com</text:span></text:a></text:p>
            <text:p text:style-name="P3"><text:span text:style-name="T2">Portfolio: </text:span><text:a xlink:type="simple" xlink:href="http://atriaccaportfolio.surge.sh/" text:style-name="ListLabel_20_10" text:visited-style-name="ListLabel_20_10"><text:span text:style-name="T5">atriaccaportfolio.surge.sh</text:span></text:a></text:p>
            <text:p text:style-name="P3"><text:span text:style-name="T2">Github: </text:span><text:a xlink:type="simple" xlink:href="https://github.com/atriacca" text:style-name="ListLabel_20_10" text:visited-style-name="ListLabel_20_10"><text:span text:style-name="T5">atriacca</text:span></text:a></text:p>
            <text:p text:style-name="P3"><text:span text:style-name="T2">LinkedIn: </text:span><text:a xlink:type="simple" xlink:href="https://www.linkedin.com/in/alantriacca/" text:style-name="ListLabel_20_10" text:visited-style-name="ListLabel_20_10"><text:span text:style-name="T5">alantriacca</text:span></text:a></text:p>
            <text:p text:style-name="P4"/>
          </table:table-cell>
        </table:table-row>
        <table:table-row table:style-name="Table1.2">
          <table:table-cell table:style-name="Table1.B1" office:value-type="string">
            <text:p text:style-name="Standard"><text:span text:style-name="T8">WEB DEVELOPMENT WORK</text:span></text:p>
            <text:p text:style-name="Heading_20_2"><text:bookmark text:name="_c6z2kqm1udom"/>AllredFireTribe.com redesign <text:span text:style-name="T10">- </text:span><text:a xlink:type="simple" xlink:href="https://allredfiretribe.herokuapp.com" text:style-name="ListLabel_20_11" text:visited-style-name="ListLabel_20_11"><text:span text:style-name="T6">allredfiretribe.herokuapp.com</text:span></text:a></text:p>
            <text:p text:style-name="P5"/>
            <text:p text:style-name="P5">- I recreated the AllredFireTribe.com website. I added token authentication and other functionality, enhanced responsiveness, expanded product offerings, etc. Please click <text:a xlink:type="simple" xlink:href="https://allredfiretribe.herokuapp.com/" text:style-name="ListLabel_20_12" text:visited-style-name="ListLabel_20_12"><text:span text:style-name="T7">here</text:span></text:a> to load it and explore.</text:p>
            <text:p text:style-name="P14"><text:bookmark text:name="_lz2v9uolub8p"/>Built with: JavaScript, React, Node.js, Axios, MongoDB, Express, Mongoose, HTML, CSS</text:p>
            <text:p text:style-name="Heading_20_2"><text:bookmark text:name="_5p90ni7n753w"/>devQuotes API project <text:span text:style-name="T10">- </text:span><text:a xlink:type="simple" xlink:href="https://atriacca-devquotes.surge.sh/" text:style-name="ListLabel_20_11" text:visited-style-name="ListLabel_20_11"><text:span text:style-name="T6">atriacca-devquotes.surge.sh</text:span></text:a></text:p>
            <text:p text:style-name="P5"/>
            <text:p text:style-name="P5">- I created this app for a React API project at V School's Full Stack JavaScript Development Bootcamp. I chose the Quotes on Design API for this project. The quotes revolve around development, coding, design, etc. The app allows the user to display random or filtered quotations then save for future viewing.</text:p>
            <text:p text:style-name="P14"><text:bookmark text:name="_7kxlnzx3cghs"/>Built with: JavaScript, React, Node.js, HTML, CSS</text:p>
            <text:p text:style-name="Heading_20_2"><text:bookmark text:name="_jp3ziawxk7n6"/>Please see my portfolio for an updated list of projects <text:span text:style-name="T10">- </text:span><text:a xlink:type="simple" xlink:href="http://atriaccaportfolio.surge.sh/" text:style-name="ListLabel_20_11" text:visited-style-name="ListLabel_20_11"><text:span text:style-name="T6">atriaccaportfolio.surge.sh</text:span></text:a></text:p>
            <text:p text:style-name="Heading_20_2"><text:bookmark text:name="_yx73mptymwa5"/><text:span text:style-name="T9">PROFESSIONAL EXPERIENCE</text:span></text:p>
            <text:p text:style-name="Heading_20_2"><text:bookmark text:name="_17hklvkv8py8"/>V School, Salt Lake City, UT <text:span text:style-name="T10">— </text:span><text:span text:style-name="T11">Teaching Assistant, Full (MERN) Stack JavaScript Development Bootcamp</text:span></text:p>
            <text:p text:style-name="Heading_20_3"><text:bookmark text:name="_hccf4u7ngvvb"/>May 2018 - Present</text:p>
            <text:p text:style-name="P6">- Teaching Assistant at V School's Full (MERN) Stack JS program, which focuses on HTML, CSS, JavaScript, Node.JS, React, Express, and MongoDB.</text:p>
            <text:p text:style-name="Heading_20_2"><text:bookmark text:name="_3s8lttlrvy8b"/>Investools by TD Ameritrade, <text:span text:style-name="T10">Draper, UT — </text:span><text:span text:style-name="T11">Client Services Specialist</text:span></text:p>
            <text:p text:style-name="Heading_20_3"><text:bookmark text:name="_r1guv1l352vi"/>February 2007 - April 2018</text:p>
            <text:p text:style-name="P6">- Area owner of the Investools KnowledgeBase. This includes creating and editing internal and client facing self-help/DIY articles using Jive Software, Snagit, MS Office, etc.</text:p>
            <text:p text:style-name="P6">- Provide support via cross functional teams including product drawdown and Bugs teams as well as reporting and managing technical development issues.</text:p>
            <text:p text:style-name="P6">- Primary liaison to the Dev Team and help manage trouble tickets in Jira and Confluence systems.</text:p>
            <text:p text:style-name="Heading_20_2"><text:bookmark text:name="_7r1td1wb8abf"/>Photronics, Inc., <text:span text:style-name="T12">Brookfield, CT and Milpitas, CA</text:span><text:span text:style-name="T10"> — </text:span><text:span text:style-name="T11">Applications Engineer</text:span></text:p>
            <text:p text:style-name="Heading_20_3"><text:bookmark text:name="_orn1x2lknso9"/>June 1995 - January 2006</text:p>
            <text:p text:style-name="P6">- Manage projects including qualification processes for customers by being the technical liaison and coordinating internal resources for scheduling, manufacturing and inspection.</text:p>
          </table:table-cell>
          <table:table-cell table:style-name="Table1.B1" office:value-type="string">
            <text:p text:style-name="P7"><text:span text:style-name="T8">SKILLS:</text:span><text:span text:style-name="T13"> </text:span></text:p>
            <text:p text:style-name="P8"/>
            <text:p text:style-name="P8"><text:span text:style-name="T3">Web Development: </text:span></text:p>
            <text:p text:style-name="P8"/>
            <text:p text:style-name="P8">JavaScript, ES6, React, HTML, CSS, Node.js, Express, AJAX/HTTP, Mongoose, MongoDB, <text:s/>JSON, Git</text:p>
            <text:list xml:id="list1048635374" text:style-name="WWNum1">
              <text:list-item>
                <text:p text:style-name="P9"/>
              </text:list-item>
              <text:list-item>
                <text:p text:style-name="P9"><text:span text:style-name="T3">Operating Systems:</text:span><text:span text:style-name="T13"> </text:span></text:p>
              </text:list-item>
            </text:list>
            <text:p text:style-name="P8"/>
            <text:p text:style-name="P8">MacOS: 10.8 to 10.14</text:p>
            <text:p text:style-name="P8">Windows: XP, Vista, 7, 10</text:p>
            <text:p text:style-name="P13"><text:bookmark text:name="_56x04aftes2g"/><text:span text:style-name="T9">NOTABLE ACCOMPLISHMENTS:</text:span></text:p>
            <text:p text:style-name="P8"/>
            <text:p text:style-name="P8">Earned TD Ameritrade’s top departmental annual performance award for FY 2016</text:p>
            <text:p text:style-name="P8"/>
            <text:p text:style-name="P8">Earned seven first place and five second TD Ameritrade quarterly departmental performance awards from 2015-2018</text:p>
            <text:p text:style-name="P8"><text:s/></text:p>
            <text:p text:style-name="P8">Two quarterly awards for 95% Client Satisfaction Index, TD Ameritrade’s key metric</text:p>
            <text:p text:style-name="P13"><text:bookmark text:name="_w1nst7wzyveg"/><text:span text:style-name="T9">EDUCATION:</text:span><text:span text:style-name="T14"> </text:span></text:p>
            <text:p text:style-name="P8"/>
            <text:p text:style-name="P8"><text:span text:style-name="T3">V School</text:span>, Salt Lake City, UT - Full Stack JavaScript Development, 2019</text:p>
            <text:p text:style-name="P8"/>
            <text:p text:style-name="P8"><text:span text:style-name="T3">University of Connecticut</text:span>, Storrs, CT - BS, <text:s/>Business Administration</text:p>
            <text:p text:style-name="P13"><text:bookmark text:name="_tdv350fnd80k"/><text:span text:style-name="T9">REFERENCES:</text:span><text:span text:style-name="T14"> </text:span></text:p>
            <text:p text:style-name="P8"/>
            <text:p text:style-name="P8"><text:span text:style-name="T3">Julia Haskell</text:span>, former manager at Investools by TD Ameritrade, <text:span text:style-name="T3">385-228-6233</text:span></text:p>
            <text:p text:style-name="P10"/>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rriweather" svg:font-family="Merriweather"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erriweather1" svg:font-family="Merriweather"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666666" style:font-name="Merriweather" fo:font-size="9pt" fo:language="en" fo:country="none" style:letter-kerning="false" style:font-name-asian="Merriweather1" style:font-size-asian="9pt" style:language-asian="zh" style:country-asian="CN" style:font-name-complex="Merriweather1" style:font-size-complex="9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666666" style:font-name="Merriweather" fo:font-size="9pt" fo:language="en" fo:country="none" style:letter-kerning="false" style:font-name-asian="Merriweather1" style:font-size-asian="9pt" style:language-asian="zh" style:country-asian="CN" style:font-name-complex="Merriweather1" style:font-size-complex="9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2083in" fo:margin-top="0.0835in" fo:margin-bottom="0in" loext:contextual-spacing="false" fo:line-height="130%" fo:orphans="0" fo:widows="0"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4165in" fo:margin-bottom="0in" loext:contextual-spacing="false" fo:line-height="100%"/>
      <style:text-properties fo:color="#2079c7" style:font-name="Open Sans" fo:font-family="'Open Sans'" style:font-family-generic="roman" style:font-pitch="variable" fo:font-weight="bold" style:font-name-asian="Open Sans1" style:font-family-asian="'Open Sans'" style:font-family-generic-asian="system" style:font-pitch-asian="variable" style:font-weight-asian="bold" style:font-name-complex="Open Sans1" style:font-family-complex="'Open Sans'" style:font-family-generic-complex="system" style:font-pitch-complex="variable"/>
    </style:style>
    <style:style style:name="Heading_20_2" style:display-name="Heading 2" style:family="paragraph" style:parent-style-name="normal" style:next-style-name="Standard" style:default-outline-level="" style:class="text">
      <style:paragraph-properties fo:margin-top="0.222in" fo:margin-bottom="0in" loext:contextual-spacing="false" fo:line-height="100%" fo:keep-together="always" fo:keep-with-next="always"/>
      <style:text-properties fo:color="#000000" fo:font-size="11pt" fo:font-weight="bold" style:font-size-asian="11pt" style:font-weight-asian="bold" style:font-size-complex="11pt"/>
    </style:style>
    <style:style style:name="Heading_20_3" style:display-name="Heading 3" style:family="paragraph" style:parent-style-name="normal" style:next-style-name="Standard" style:default-outline-level="" style:class="text">
      <style:paragraph-properties fo:margin-top="0.0693in" fo:margin-bottom="0.0693in" loext:contextual-spacing="false" fo:line-height="100%" fo:keep-together="always" fo:keep-with-next="always"/>
      <style:text-properties fo:color="#666666" style:font-name="Open Sans" fo:font-family="'Open Sans'" style:font-family-generic="roman" style:font-pitch="variable" fo:font-size="8pt" style:font-name-asian="Open Sans1" style:font-family-asian="'Open Sans'" style:font-family-generic-asian="system" style:font-pitch-asian="variable" style:font-size-asian="8pt" style:font-name-complex="Open Sans1" style:font-family-complex="'Open Sans'" style:font-family-generic-complex="system" style:font-pitch-complex="variable" style:font-size-complex="8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0835in" loext:contextual-spacing="false" fo:line-height="100%"/>
      <style:text-properties fo:color="#000000"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in" fo:margin-bottom="0in" loext:contextual-spacing="false" fo:line-height="115%"/>
      <style:text-properties fo:color="#000000" style:font-name="Open Sans" fo:font-family="'Open Sans'" style:font-family-generic="roman" style:font-pitch="variable" style:font-name-asian="Open Sans1" style:font-family-asian="'Open Sans'" style:font-family-generic-asian="system" style:font-pitch-asian="variable" style:font-name-complex="Open Sans1" style:font-family-complex="'Open Sans'" style:font-family-generic-complex="system" style:font-pitch-complex="variable"/>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font-name="Open Sans" fo:font-family="'Open Sans'" style:font-family-generic="roman" style:font-pitch="variable" style:text-underline-style="solid" style:text-underline-width="auto" style:text-underline-color="font-color" style:font-name-asian="Open Sans1" style:font-family-asian="'Open Sans'" style:font-family-generic-asian="system" style:font-pitch-asian="variable" style:font-name-complex="Open Sans1" style:font-family-complex="'Open San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fo:font-style="italic" style:text-underline-style="solid" style:text-underline-width="auto" style:text-underline-color="font-color" fo:font-weight="normal" style:font-style-asian="italic" style:font-weight-asian="normal"/>
    </style:style>
    <style:style style:name="ListLabel_20_12" style:display-name="ListLabel 12"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2in" fo:margin-bottom="0.5in" fo:margin-left="0.4in" fo:margin-right="0.4in" style:writing-mode="lr-tb" style:layout-grid-color="#c0c0c0" style:layout-grid-lines="2692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1" meta:paragraph-count="44" meta:word-count="398" meta:character-count="2830" meta:non-whitespace-character-count="2461"/>
    <meta:generator>LibreOfficeDev/6.0.5.2$Linux_X86_64 LibreOffice_project/</meta:generator>
  </office:meta>
</office:document-meta>
</file>